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19"/>
    <style:style style:name="ce5" style:family="table-cell" style:parent-style-name="Default" style:data-style-name="N25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Anfang</text:p>
          </table:table-cell>
          <table:table-cell office:value-type="string" table:style-name="ce1">
            <text:p>Ende</text:p>
          </table:table-cell>
          <table:table-cell table:style-name="ce1"/>
          <table:table-cell office:value-type="string" table:style-name="ce1">
            <text:p>Aufgabe</text:p>
          </table:table-cell>
          <table:table-cell table:number-columns-repeated="16379"/>
        </table:table-row>
        <table:table-row table:style-name="ro1">
          <table:table-cell office:value-type="date" office:date-value="2020-05-07T00:00:00" table:style-name="ce2">
            <text:p>07.05.2020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23H30M0S" table:style-name="ce3">
            <text:p>23:30</text:p>
          </table:table-cell>
          <table:table-cell table:style-name="ce1"/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0T00:00:00" table:style-name="ce4">
            <text:p>10.05.2020</text:p>
          </table:table-cell>
          <table:table-cell office:value-type="time" office:time-value="PT12H0M0S" table:style-name="ce5">
            <text:p>12:00</text:p>
          </table:table-cell>
          <table:table-cell office:value-type="time" office:time-value="PT15H30M0S" table:style-name="ce5">
            <text:p>15:30</text:p>
          </table:table-cell>
          <table:table-cell table:style-name="ce1"/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date-style style:name="N36">
      <number:day number:style="long"/>
      <number:text>.</number:text>
      <number:month number:style="long"/>
      <number:text>.</number:text>
      <number:year number:style="long"/>
    </number:date-style>
    <number:time-style style:name="N37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nijesch nijesch</meta:initial-creator>
    <dc:creator>nijesch nijesch</dc:creator>
    <meta:creation-date>2020-05-07T21:27:21Z</meta:creation-date>
    <dc:date>2020-05-10T13:31:33Z</dc:date>
    <meta:editing-duration>PT0S</meta:editing-duration>
  </office:meta>
</office:document-meta>
</file>